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2A6DF2DAA36C7316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1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6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21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3cbc26" fo:background-color="transparent" loext:char-shading-value="0"/>
    </style:style>
    <style:style style:name="T4" style:family="text">
      <style:text-properties officeooo:rsid="001db107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177b1"/>
    </style:style>
    <style:style style:name="T8" style:family="text">
      <style:text-properties officeooo:rsid="00255cb2"/>
    </style:style>
    <style:style style:name="T9" style:family="text">
      <style:text-properties officeooo:rsid="002b6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el: LulzBot Mini 1.0 3D Printer</text:p>
      <text:p text:style-name="P2"/>
      <text:p text:style-name="P3"><text:s text:c="2"/>Serial Number:<text:tab/>______________________</text:p>
      <text:p text:style-name="P3"><text:s text:c="2"/>Date Completed:______________________ </text:p>
      <text:p text:style-name="P3"><text:s text:c="2"/>Tested by:______________________</text:p>
      <text:p text:style-name="P3"/>
      <text:p text:style-name="P3">Configuration:</text:p>
      <text:p text:style-name="P3"/>
      <text:p text:style-name="P12"><text:tab/>Electronics:<text:tab/>Mini-RAMB<text:span text:style-name="T1">o 1.</text:span><text:span text:style-name="T2">3a</text:span></text:p>
      <text:p text:style-name="P15">Firmware: <text:s/><text:tab/><text:span text:style-name="T1">Marlin </text:span><text:span text:style-name="T3">1.1.0.9</text:span></text:p>
      <text:p text:style-name="P15">Nozzle:<text:tab/><text:span text:style-name="T1">0.5mm diameter nozzle</text:span></text:p>
      <text:p text:style-name="P16">Setting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7">Max Length</text:p>
          </table:table-cell>
          <table:table-cell table:style-name="Table1.A1" office:value-type="string">
            <text:p text:style-name="P17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8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8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8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9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6"/>
      <text:p text:style-name="P2">General:</text:p>
      <text:p text:style-name="P2"/>
      <text:list xml:id="list8681227048609787127" text:style-name="WW8Num1">
        <text:list-item>
          <text:p text:style-name="P23">Are all the screws and zip ties tight?</text:p>
        </text:list-item>
        <text:list-item>
          <text:p text:style-name="P22">Are the current version of parts being used?</text:p>
        </text:list-item>
        <text:list-item>
          <text:p text:style-name="P22">Is the Spool Mount properly mounted so it flips up and sits securely?</text:p>
        </text:list-item>
        <text:list-item>
          <text:p text:style-name="P22">Is the Finger Clip properly mounted with the taller side on the left?</text:p>
        </text:list-item>
        <text:list-item>
          <text:p text:style-name="P22">Are the switches <text:span text:style-name="T6">installed securely?</text:span></text:p>
        </text:list-item>
        <text:list-item>
          <text:p text:style-name="P22">Are all 4 rubber feet installed?</text:p>
        </text:list-item>
        <text:list-item>
          <text:p text:style-name="P22">Is the PEI tape free of bubbles and wrinkles?</text:p>
        </text:list-item>
        <text:list-item>
          <text:p text:style-name="P22">Is the heat bed adhesive smooth and consistent?</text:p>
        </text:list-item>
        <text:list-item>
          <text:p text:style-name="P24">Is the frame free of scratches and scuffs?</text:p>
        </text:list-item>
      </text:list>
      <text:p text:style-name="P12"/>
      <text:p text:style-name="P2">Y Axis:</text:p>
      <text:p text:style-name="P2"/>
      <text:list xml:id="list72808047853213" text:continue-numbering="true" text:style-name="WW8Num1">
        <text:list-item>
          <text:p text:style-name="P22">Does the Y bed move freely back and forth?</text:p>
        </text:list-item>
        <text:list-item>
          <text:p text:style-name="P22">Is the Y bed tight side to side from motion and twisting?</text:p>
        </text:list-item>
        <text:list-item>
          <text:p text:style-name="P22">Does the Y belt rub <text:span text:style-name="T6">on</text:span> the y-idler by the bearings?</text:p>
        </text:list-item>
        <text:list-item>
          <text:p text:style-name="P22"><text:span text:style-name="T9">Are</text:span> the Y pulley <text:span text:style-name="T9">set screws tight with one aligned with the flat on the motor shaft?</text:span></text:p>
        </text:list-item>
        <text:list-item>
          <text:p text:style-name="P22">Is the Y belt tight?</text:p>
        </text:list-item>
        <text:list-item>
          <text:p text:style-name="P22">Are the four bed leveling washers tight?</text:p>
        </text:list-item>
        <text:list-item>
          <text:p text:style-name="P22">Are the belts trimmed far enough to not interfere with the pulley or bearing?</text:p>
        </text:list-item>
      </text:list>
      <text:p text:style-name="P7"><text:line-break/></text:p>
      <text:p text:style-name="P7"><text:line-break/><text:soft-page-break/>X Axis:</text:p>
      <text:p text:style-name="P2"/>
      <text:list xml:id="list72809340917872" text:continue-numbering="true" text:style-name="WW8Num1">
        <text:list-item>
          <text:p text:style-name="P26"><text:span text:style-name="T9">Are</text:span> the <text:span text:style-name="T9">X</text:span> pulley <text:span text:style-name="T9">set screws tight with one aligned with the flat on the motor shaft?</text:span></text:p>
        </text:list-item>
        <text:list-item>
          <text:p text:style-name="P27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7">Does the <text:span text:style-name="T6">X</text:span> belt rub <text:span text:style-name="T6">on</text:span> the <text:span text:style-name="T6">screw heads of the belt mount</text:span>?</text:p>
        </text:list-item>
        <text:list-item>
          <text:p text:style-name="P25">Is the X belt tight?</text:p>
        </text:list-item>
        <text:list-item>
          <text:p text:style-name="P25">Does the X axis move freely end to end?</text:p>
        </text:list-item>
        <text:list-item>
          <text:p text:style-name="P25">Are the belts trimmed far enough to not interfere with the pulley or bearing?</text:p>
        </text:list-item>
        <text:list-item>
          <text:p text:style-name="P28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72808068437064" text:continue-numbering="true" text:style-name="WW8Num1">
        <text:list-item>
          <text:p text:style-name="P22">Do the Z drive rods rotate smoothly?</text:p>
        </text:list-item>
        <text:list-item>
          <text:p text:style-name="P25">Are the coupler set screws tight?</text:p>
        </text:list-item>
        <text:list-item>
          <text:p text:style-name="P25">Are the drive rods and motor shafts aligned so the couplers are not bent?</text:p>
          <text:p text:style-name="P25"/>
        </text:list-item>
      </text:list>
      <text:p text:style-name="P2">Extruder:</text:p>
      <text:p text:style-name="P2"/>
      <text:list xml:id="list72808555650854" text:continue-numbering="true" text:style-name="WW8Num1">
        <text:list-item>
          <text:p text:style-name="P29">Are the extruder springs set to <text:span text:style-name="T8">8</text:span>mm between the cap and the latch?</text:p>
        </text:list-item>
        <text:list-item>
          <text:p text:style-name="P22">Are the V grooves on the extruder gears lined up?</text:p>
        </text:list-item>
        <text:list-item>
          <text:p text:style-name="P22">Is the hobbing aligned to the hole in the extruder?</text:p>
        </text:list-item>
        <text:list-item>
          <text:p text:style-name="P22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72808944544512" text:continue-numbering="true" text:style-name="WW8Num1">
        <text:list-item>
          <text:p text:style-name="P22">Are all connections to the Mini-Rambo plugged in correctly?</text:p>
        </text:list-item>
        <text:list-item>
          <text:p text:style-name="P22">Are all cables free from contacting any moving parts?</text:p>
        </text:list-item>
      </text:list>
      <text:p text:style-name="P13"/>
      <text:p text:style-name="P20">Test and Verification Results:</text:p>
      <text:p text:style-name="P20"/>
      <text:list xml:id="list72809169634823" text:continue-numbering="true" text:style-name="WW8Num1">
        <text:list-item>
          <text:p text:style-name="P22">Verify case fan is running.</text:p>
        </text:list-item>
        <text:list-item>
          <text:p text:style-name="P22">Verify extruder blower is running.</text:p>
        </text:list-item>
        <text:list-item>
          <text:p text:style-name="P22">Verify control of the extrusion fan.</text:p>
        </text:list-item>
        <text:list-item>
          <text:p text:style-name="P22">Nozzle temperature control verified.</text:p>
        </text:list-item>
        <text:list-item>
          <text:p text:style-name="P22">Extruder control verified.</text:p>
        </text:list-item>
        <text:list-item>
          <text:p text:style-name="P22">X, Y, and Z min and max stop switches verified.</text:p>
        </text:list-item>
        <text:list-item>
          <text:p text:style-name="P30">Bed leveling is functioning properly.</text:p>
        </text:list-item>
        <text:list-item>
          <text:p text:style-name="P22">Bed temperature control verified.</text:p>
        </text:list-item>
        <text:list-item>
          <text:p text:style-name="P30">Bearing conditioning complete.</text:p>
        </text:list-item>
        <text:list-item>
          <text:p text:style-name="P30">Test print (<text:span text:style-name="T5">Oc</text:span>topus*) successful.</text:p>
        </text:list-item>
        <text:list-item>
          <text:p text:style-name="P21">Print head moved to shipping position.</text:p>
        </text:list-item>
      </text:list>
      <text:p text:style-name="P2"/>
      <text:p text:style-name="P11"/>
      <text:p text:style-name="P11"/>
      <text:p text:style-name="P11"/>
      <text:p text:style-name="P14">*<text:span text:style-name="T4">Oct</text:span>opus by <text:span text:style-name="T7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1.0472in" svg:height="1.4181in" draw:z-index="3"><draw:image xlink:href="../../../../shared-j/Documents/Creative/logos_and_brand_guidelines/LulzBot_Logo_(R)/High_Res_Raster/Logo_mini_QAR.jpg" xlink:type="simple" xlink:show="embed" xlink:actuate="onLoad" draw:filter-name="&lt;All formats&gt;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2A6DF2DAA36C731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0T07:28:07.184076353</dc:date>
    <meta:editing-duration>PT9H40M22S</meta:editing-duration>
    <meta:editing-cycles>54</meta:editing-cycles>
    <meta:generator>LibreOffice/5.1.0.3$Linux_X86_64 LibreOffice_project/5e3e00a007d9b3b6efb6797a8b8e57b51ab1f737</meta:generator>
    <meta:print-date>2015-04-27T14:20:24.822222150</meta:print-date>
    <meta:printed-by>aleph </meta:printed-by>
    <meta:document-statistic meta:table-count="2" meta:image-count="2" meta:object-count="0" meta:page-count="2" meta:paragraph-count="89" meta:word-count="506" meta:character-count="2631" meta:non-whitespace-character-count="2244"/>
  </office:meta>
</office:document-meta>
</file>